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8974" officeooo:paragraph-rsid="000c8974"/>
    </style:style>
    <style:style style:name="P2" style:family="paragraph" style:parent-style-name="Standard">
      <style:text-properties officeooo:rsid="000c8974" officeooo:paragraph-rsid="000d6fb0"/>
    </style:style>
    <style:style style:name="P3" style:family="paragraph" style:parent-style-name="Standard">
      <style:text-properties officeooo:rsid="000c8974" officeooo:paragraph-rsid="003361b1"/>
    </style:style>
    <style:style style:name="P4" style:family="paragraph" style:parent-style-name="Standard">
      <style:text-properties officeooo:rsid="000c8974" officeooo:paragraph-rsid="004fe39a"/>
    </style:style>
    <style:style style:name="P5" style:family="paragraph" style:parent-style-name="Standard">
      <style:text-properties officeooo:rsid="000c8974" officeooo:paragraph-rsid="00515612"/>
    </style:style>
    <style:style style:name="P6" style:family="paragraph" style:parent-style-name="Standard">
      <style:text-properties officeooo:rsid="000d6fb0" officeooo:paragraph-rsid="000d6fb0"/>
    </style:style>
    <style:style style:name="P7" style:family="paragraph" style:parent-style-name="Standard">
      <style:text-properties officeooo:rsid="000daf18" officeooo:paragraph-rsid="000daf18"/>
    </style:style>
    <style:style style:name="P8" style:family="paragraph" style:parent-style-name="Standard">
      <style:text-properties officeooo:rsid="000daf18" officeooo:paragraph-rsid="0028b0b6"/>
    </style:style>
    <style:style style:name="P9" style:family="paragraph" style:parent-style-name="Standard">
      <style:text-properties officeooo:rsid="000daf18" officeooo:paragraph-rsid="002a957c"/>
    </style:style>
    <style:style style:name="P10" style:family="paragraph" style:parent-style-name="Standard">
      <style:text-properties officeooo:rsid="000daf18" officeooo:paragraph-rsid="004fdad0"/>
    </style:style>
    <style:style style:name="P11" style:family="paragraph" style:parent-style-name="Standard">
      <style:text-properties officeooo:rsid="000dd07e" officeooo:paragraph-rsid="000dd07e"/>
    </style:style>
    <style:style style:name="P12" style:family="paragraph" style:parent-style-name="Standard">
      <style:text-properties officeooo:rsid="000dd07e" officeooo:paragraph-rsid="004fdad0"/>
    </style:style>
    <style:style style:name="P13" style:family="paragraph" style:parent-style-name="Standard">
      <style:text-properties officeooo:rsid="000f0e1e" officeooo:paragraph-rsid="000f0e1e"/>
    </style:style>
    <style:style style:name="P14" style:family="paragraph" style:parent-style-name="Standard">
      <style:text-properties officeooo:rsid="000f0e1e" officeooo:paragraph-rsid="004fe39a"/>
    </style:style>
    <style:style style:name="P15" style:family="paragraph" style:parent-style-name="Standard">
      <style:text-properties officeooo:rsid="000f7e95" officeooo:paragraph-rsid="00124f6a"/>
    </style:style>
    <style:style style:name="P16" style:family="paragraph" style:parent-style-name="Standard">
      <style:text-properties officeooo:rsid="000f7e95" officeooo:paragraph-rsid="004fe39a"/>
    </style:style>
    <style:style style:name="P17" style:family="paragraph" style:parent-style-name="Standard">
      <style:text-properties officeooo:rsid="00124f6a" officeooo:paragraph-rsid="00124f6a"/>
    </style:style>
    <style:style style:name="P18" style:family="paragraph" style:parent-style-name="Standard">
      <style:text-properties officeooo:rsid="00132c59" officeooo:paragraph-rsid="00132c59"/>
    </style:style>
    <style:style style:name="P19" style:family="paragraph" style:parent-style-name="Standard">
      <style:text-properties officeooo:rsid="00132c59" officeooo:paragraph-rsid="004fe39a"/>
    </style:style>
    <style:style style:name="P20" style:family="paragraph" style:parent-style-name="Standard">
      <style:text-properties officeooo:rsid="00150455" officeooo:paragraph-rsid="00150455"/>
    </style:style>
    <style:style style:name="P21" style:family="paragraph" style:parent-style-name="Standard">
      <style:text-properties officeooo:rsid="00154934" officeooo:paragraph-rsid="00154934"/>
    </style:style>
    <style:style style:name="P22" style:family="paragraph" style:parent-style-name="Standard">
      <style:text-properties officeooo:rsid="00154934" officeooo:paragraph-rsid="004fe39a"/>
    </style:style>
    <style:style style:name="P23" style:family="paragraph" style:parent-style-name="Standard">
      <style:text-properties officeooo:rsid="001616d7" officeooo:paragraph-rsid="001616d7"/>
    </style:style>
    <style:style style:name="P24" style:family="paragraph" style:parent-style-name="Standard">
      <style:text-properties officeooo:rsid="0019df14" officeooo:paragraph-rsid="0019df14"/>
    </style:style>
    <style:style style:name="P25" style:family="paragraph" style:parent-style-name="Standard">
      <style:text-properties officeooo:rsid="0019df14" officeooo:paragraph-rsid="00515612"/>
    </style:style>
    <style:style style:name="P26" style:family="paragraph" style:parent-style-name="Standard">
      <style:text-properties officeooo:rsid="0019df14" officeooo:paragraph-rsid="00584ddf"/>
    </style:style>
    <style:style style:name="P27" style:family="paragraph" style:parent-style-name="Standard">
      <style:text-properties officeooo:rsid="001a423a" officeooo:paragraph-rsid="001a423a"/>
    </style:style>
    <style:style style:name="P28" style:family="paragraph" style:parent-style-name="Standard">
      <style:text-properties officeooo:rsid="001a423a" officeooo:paragraph-rsid="00515612"/>
    </style:style>
    <style:style style:name="P29" style:family="paragraph" style:parent-style-name="Standard">
      <style:text-properties officeooo:rsid="001a423a" officeooo:paragraph-rsid="00584ddf"/>
    </style:style>
    <style:style style:name="P30" style:family="paragraph" style:parent-style-name="Standard">
      <style:text-properties officeooo:rsid="001a423a" officeooo:paragraph-rsid="005910e0"/>
    </style:style>
    <style:style style:name="P31" style:family="paragraph" style:parent-style-name="Standard">
      <style:text-properties officeooo:rsid="0017092b" officeooo:paragraph-rsid="001e9290"/>
    </style:style>
    <style:style style:name="P32" style:family="paragraph" style:parent-style-name="Standard">
      <style:text-properties officeooo:rsid="001fe031" officeooo:paragraph-rsid="001fe031"/>
    </style:style>
    <style:style style:name="P33" style:family="paragraph" style:parent-style-name="Standard">
      <style:text-properties officeooo:rsid="002068a5" officeooo:paragraph-rsid="002068a5"/>
    </style:style>
    <style:style style:name="P34" style:family="paragraph" style:parent-style-name="Standard">
      <style:text-properties officeooo:rsid="0020ecc3" officeooo:paragraph-rsid="0020ecc3"/>
    </style:style>
    <style:style style:name="P35" style:family="paragraph" style:parent-style-name="Standard">
      <style:text-properties officeooo:rsid="0020ecc3" officeooo:paragraph-rsid="00531ff2"/>
    </style:style>
    <style:style style:name="P36" style:family="paragraph" style:parent-style-name="Standard">
      <style:text-properties officeooo:rsid="0021a816" officeooo:paragraph-rsid="0021a816"/>
    </style:style>
    <style:style style:name="P37" style:family="paragraph" style:parent-style-name="Standard">
      <style:text-properties officeooo:rsid="0021a816" officeooo:paragraph-rsid="006fb9f2"/>
    </style:style>
    <style:style style:name="P38" style:family="paragraph" style:parent-style-name="Standard">
      <style:text-properties officeooo:rsid="002440a0" officeooo:paragraph-rsid="002440a0"/>
    </style:style>
    <style:style style:name="P39" style:family="paragraph" style:parent-style-name="Standard">
      <style:text-properties officeooo:rsid="002440a0" officeooo:paragraph-rsid="00264bae"/>
    </style:style>
    <style:style style:name="P40" style:family="paragraph" style:parent-style-name="Standard">
      <style:text-properties officeooo:rsid="002440a0" officeooo:paragraph-rsid="00273733"/>
    </style:style>
    <style:style style:name="P41" style:family="paragraph" style:parent-style-name="Standard">
      <style:text-properties officeooo:rsid="00264bae" officeooo:paragraph-rsid="00264bae"/>
    </style:style>
    <style:style style:name="P42" style:family="paragraph" style:parent-style-name="Standard">
      <style:text-properties officeooo:rsid="00273733" officeooo:paragraph-rsid="00273733"/>
    </style:style>
    <style:style style:name="P43" style:family="paragraph" style:parent-style-name="Standard">
      <style:text-properties officeooo:rsid="0028b0b6" officeooo:paragraph-rsid="0028b0b6"/>
    </style:style>
    <style:style style:name="P44" style:family="paragraph" style:parent-style-name="Standard">
      <style:text-properties officeooo:rsid="002a4b75" officeooo:paragraph-rsid="002a4b75"/>
    </style:style>
    <style:style style:name="P45" style:family="paragraph" style:parent-style-name="Standard">
      <style:text-properties officeooo:rsid="002a957c" officeooo:paragraph-rsid="0028b0b6"/>
    </style:style>
    <style:style style:name="P46" style:family="paragraph" style:parent-style-name="Standard">
      <style:text-properties officeooo:rsid="0037f9d0" officeooo:paragraph-rsid="0037f9d0"/>
    </style:style>
    <style:style style:name="P47" style:family="paragraph" style:parent-style-name="Standard">
      <style:text-properties officeooo:rsid="004fe39a" officeooo:paragraph-rsid="004fe39a"/>
    </style:style>
    <style:style style:name="P48" style:family="paragraph" style:parent-style-name="Standard">
      <style:text-properties officeooo:rsid="00535a7d" officeooo:paragraph-rsid="00535a7d"/>
    </style:style>
    <style:style style:name="P49" style:family="paragraph" style:parent-style-name="Standard">
      <style:text-properties officeooo:rsid="002d7ee2" officeooo:paragraph-rsid="004fdad0"/>
    </style:style>
    <style:style style:name="P50" style:family="paragraph" style:parent-style-name="Standard">
      <style:text-properties officeooo:rsid="003361b1" officeooo:paragraph-rsid="004fe39a"/>
    </style:style>
    <style:style style:name="P51" style:family="paragraph" style:parent-style-name="Standard">
      <style:text-properties officeooo:rsid="001015f3" officeooo:paragraph-rsid="004fe39a"/>
    </style:style>
    <style:style style:name="P52" style:family="paragraph" style:parent-style-name="Standard">
      <style:text-properties officeooo:rsid="0025e3ec" officeooo:paragraph-rsid="00515612"/>
    </style:style>
    <style:style style:name="P53" style:family="paragraph" style:parent-style-name="Standard">
      <style:text-properties officeooo:rsid="0035907d" officeooo:paragraph-rsid="0035907d"/>
    </style:style>
    <style:style style:name="P54" style:family="paragraph" style:parent-style-name="Standard">
      <style:text-properties officeooo:rsid="005a1c92" officeooo:paragraph-rsid="005a1c92"/>
    </style:style>
    <style:style style:name="P55" style:family="paragraph" style:parent-style-name="Standard">
      <style:text-properties officeooo:rsid="00584ddf" officeooo:paragraph-rsid="00584ddf"/>
    </style:style>
    <style:style style:name="P56" style:family="paragraph" style:parent-style-name="Standard">
      <style:text-properties officeooo:rsid="001ac368" officeooo:paragraph-rsid="005910e0"/>
    </style:style>
    <style:style style:name="P57" style:family="paragraph" style:parent-style-name="Standard">
      <style:text-properties officeooo:rsid="0066b959" officeooo:paragraph-rsid="0066b959"/>
    </style:style>
    <style:style style:name="P58" style:family="paragraph" style:parent-style-name="Standard">
      <style:text-properties officeooo:rsid="0070a27a" officeooo:paragraph-rsid="0070a27a"/>
    </style:style>
    <style:style style:name="P59" style:family="paragraph" style:parent-style-name="Standard">
      <style:text-properties officeooo:rsid="00730d2a" officeooo:paragraph-rsid="0076da9e"/>
    </style:style>
    <style:style style:name="T1" style:family="text">
      <style:text-properties officeooo:rsid="000d6fb0"/>
    </style:style>
    <style:style style:name="T2" style:family="text">
      <style:text-properties officeooo:rsid="000dd07e"/>
    </style:style>
    <style:style style:name="T3" style:family="text">
      <style:text-properties officeooo:rsid="001015f3"/>
    </style:style>
    <style:style style:name="T4" style:family="text">
      <style:text-properties officeooo:rsid="00132c59"/>
    </style:style>
    <style:style style:name="T5" style:family="text">
      <style:text-properties officeooo:rsid="00150455"/>
    </style:style>
    <style:style style:name="T6" style:family="text">
      <style:text-properties officeooo:rsid="00154934"/>
    </style:style>
    <style:style style:name="T7" style:family="text">
      <style:text-properties officeooo:rsid="0017092b"/>
    </style:style>
    <style:style style:name="T8" style:family="text">
      <style:text-properties officeooo:rsid="0019df14"/>
    </style:style>
    <style:style style:name="T9" style:family="text">
      <style:text-properties officeooo:rsid="001ac368"/>
    </style:style>
    <style:style style:name="T10" style:family="text">
      <style:text-properties officeooo:rsid="002068a5"/>
    </style:style>
    <style:style style:name="T11" style:family="text">
      <style:text-properties officeooo:rsid="0021a816"/>
    </style:style>
    <style:style style:name="T12" style:family="text">
      <style:text-properties officeooo:rsid="00264bae"/>
    </style:style>
    <style:style style:name="T13" style:family="text">
      <style:text-properties officeooo:rsid="0028b0b6"/>
    </style:style>
    <style:style style:name="T14" style:family="text">
      <style:text-properties officeooo:rsid="002a4b75"/>
    </style:style>
    <style:style style:name="T15" style:family="text">
      <style:text-properties officeooo:rsid="002a957c"/>
    </style:style>
    <style:style style:name="T16" style:family="text">
      <style:text-properties officeooo:rsid="002d7ee2"/>
    </style:style>
    <style:style style:name="T17" style:family="text">
      <style:text-properties officeooo:rsid="002ee503"/>
    </style:style>
    <style:style style:name="T18" style:family="text">
      <style:text-properties officeooo:rsid="00312dfb"/>
    </style:style>
    <style:style style:name="T19" style:family="text">
      <style:text-properties officeooo:rsid="0032a7cd"/>
    </style:style>
    <style:style style:name="T20" style:family="text">
      <style:text-properties officeooo:rsid="003361b1"/>
    </style:style>
    <style:style style:name="T21" style:family="text">
      <style:text-properties officeooo:rsid="0037f9d0"/>
    </style:style>
    <style:style style:name="T22" style:family="text">
      <style:text-properties officeooo:rsid="0039a5eb"/>
    </style:style>
    <style:style style:name="T23" style:family="text">
      <style:text-properties officeooo:rsid="0039b68b"/>
    </style:style>
    <style:style style:name="T24" style:family="text">
      <style:text-properties officeooo:rsid="003acd7a"/>
    </style:style>
    <style:style style:name="T25" style:family="text">
      <style:text-properties officeooo:rsid="003fdc47"/>
    </style:style>
    <style:style style:name="T26" style:family="text">
      <style:text-properties officeooo:rsid="0041e172"/>
    </style:style>
    <style:style style:name="T27" style:family="text">
      <style:text-properties officeooo:rsid="00440a15"/>
    </style:style>
    <style:style style:name="T28" style:family="text">
      <style:text-properties officeooo:rsid="00458008"/>
    </style:style>
    <style:style style:name="T29" style:family="text">
      <style:text-properties officeooo:rsid="0046deed"/>
    </style:style>
    <style:style style:name="T30" style:family="text">
      <style:text-properties officeooo:rsid="0049355d"/>
    </style:style>
    <style:style style:name="T31" style:family="text">
      <style:text-properties officeooo:rsid="0049849e"/>
    </style:style>
    <style:style style:name="T32" style:family="text">
      <style:text-properties officeooo:rsid="004aa55d"/>
    </style:style>
    <style:style style:name="T33" style:family="text">
      <style:text-properties officeooo:rsid="004bb899"/>
    </style:style>
    <style:style style:name="T34" style:family="text">
      <style:text-properties officeooo:rsid="004c1d74"/>
    </style:style>
    <style:style style:name="T35" style:family="text">
      <style:text-properties officeooo:rsid="004db44b"/>
    </style:style>
    <style:style style:name="T36" style:family="text">
      <style:text-properties officeooo:rsid="004fdad0"/>
    </style:style>
    <style:style style:name="T37" style:family="text">
      <style:text-properties officeooo:rsid="004fe39a"/>
    </style:style>
    <style:style style:name="T38" style:family="text">
      <style:text-properties officeooo:rsid="00515612"/>
    </style:style>
    <style:style style:name="T39" style:family="text">
      <style:text-properties officeooo:rsid="00531ff2"/>
    </style:style>
    <style:style style:name="T40" style:family="text">
      <style:text-properties officeooo:rsid="0055585b"/>
    </style:style>
    <style:style style:name="T41" style:family="text">
      <style:text-properties officeooo:rsid="005670c5"/>
    </style:style>
    <style:style style:name="T42" style:family="text">
      <style:text-properties officeooo:rsid="0056b7b5"/>
    </style:style>
    <style:style style:name="T43" style:family="text">
      <style:text-properties officeooo:rsid="00584ddf"/>
    </style:style>
    <style:style style:name="T44" style:family="text">
      <style:text-properties officeooo:rsid="00598367"/>
    </style:style>
    <style:style style:name="T45" style:family="text">
      <style:text-properties officeooo:rsid="005a1c92"/>
    </style:style>
    <style:style style:name="T46" style:family="text">
      <style:text-properties officeooo:rsid="005ab321"/>
    </style:style>
    <style:style style:name="T47" style:family="text">
      <style:text-properties officeooo:rsid="005bbfc2"/>
    </style:style>
    <style:style style:name="T48" style:family="text">
      <style:text-properties officeooo:rsid="005c473c"/>
    </style:style>
    <style:style style:name="T49" style:family="text">
      <style:text-properties officeooo:rsid="0060e9ae"/>
    </style:style>
    <style:style style:name="T50" style:family="text">
      <style:text-properties officeooo:rsid="00655827"/>
    </style:style>
    <style:style style:name="T51" style:family="text">
      <style:text-properties officeooo:rsid="0068498b"/>
    </style:style>
    <style:style style:name="T52" style:family="text">
      <style:text-properties officeooo:rsid="006a3c61"/>
    </style:style>
    <style:style style:name="T53" style:family="text">
      <style:text-properties officeooo:rsid="006c9443"/>
    </style:style>
    <style:style style:name="T54" style:family="text">
      <style:text-properties officeooo:rsid="006fb9f2"/>
    </style:style>
    <style:style style:name="T55" style:family="text">
      <style:text-properties officeooo:rsid="0071b4b8"/>
    </style:style>
    <style:style style:name="T56" style:family="text">
      <style:text-properties officeooo:rsid="0076da9e"/>
    </style:style>
    <style:style style:name="T57" style:family="text">
      <style:text-properties officeooo:rsid="007837db"/>
    </style:style>
    <style:style style:name="T58" style:family="text">
      <style:text-properties officeooo:rsid="00798fa7"/>
    </style:style>
    <style:style style:name="T59" style:family="text">
      <style:text-properties officeooo:rsid="007b2ae0"/>
    </style:style>
    <style:style style:name="T60" style:family="text">
      <style:text-properties officeooo:rsid="007b6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i all, welcome to Project Management – AKA How to avoid a slow but undreamably costly and destructive train wreck.</text:p>
      <text:p text:style-name="P44"/>
      <text:p text:style-name="P53">First up<text:span text:style-name="T45">, this talk is largely about problems I’ve seen in IT projects and how to avoid them. I’d make the point that these issues are found universally across IT, they aren’t restricted to one company and I’d be confident in saying anyone experienced in the IT field would agree with me. If we all pretend we’re perfect no one learns from anyone else’s experiences and that’s just pointless. Also, one of SAP’s mottos is “Tell it like it is” so I’m gunna tell it like it is. For your benefit hopefully.</text:span></text:p>
      <text:p text:style-name="P54"/>
      <text:p text:style-name="P59"><text:span text:style-name="T60">Second up</text:span>, a quick plug. </text:p>
      <text:p text:style-name="P59"/>
      <text:p text:style-name="P59">***<text:span text:style-name="T56">change***</text:span></text:p>
      <text:p text:style-name="P59"/>
      <text:p text:style-name="P59">I’m currently looking to start a Mozilla community here in Brisbane. If anyone’s interested in being a part come and talk to me after the presentation.</text:p>
      <text:p text:style-name="P44"/>
      <text:p text:style-name="P44"><text:span text:style-name="T45">OK, h</text:span>ave you had some <text:span text:style-name="T15">super serious talks? Bit bored by day three? Project Management isn’t normally thought of as a funny topic but I’ll make this as entertaining as possible. </text:span></text:p>
      <text:p text:style-name="P7"/>
      <text:p text:style-name="P7"><text:span text:style-name="T15">So w</text:span>ho am I and why are you listening to me?</text:p>
      <text:p text:style-name="P7"/>
      <text:p text:style-name="P8">I’<text:span text:style-name="T36">m</text:span> Kade Morton and you're listening to me because I submitted a really terrible bio <text:span text:style-name="T13">with</text:span> no notes, <text:span text:style-name="T13">and</text:span> for some reason the <text:span text:style-name="T36">CompCon </text:span>organisers decided to let me speak. </text:p>
      <text:p text:style-name="P8"/>
      <text:p text:style-name="P43">This was my bio:</text:p>
      <text:p text:style-name="P43"/>
      <text:p text:style-name="P10">***<text:span text:style-name="T36">change***</text:span></text:p>
      <text:p text:style-name="P43"/>
      <text:p text:style-name="P43">Kade Morton is a black sheep left by aliens to mature with his human parents to learn the ways of humanity. It is prophesied he will one day lead the alien invasion of Earth and usher in an era of enslavement for the human race. To this end Kade has held many jobs across many industries such as logistics, finance and the public service, <text:span text:style-name="T14">scrutinising</text:span> the behaviours of humans as he goes. Currently his cover story for planning the impending invasion of Earth is that he holds the position of Project Coordinator with SAP Ariba, coordinating the day to day work of a large multinational project run between the world's largest ecommerce networks. </text:p>
      <text:p text:style-name="P8"/>
      <text:p text:style-name="P45"><text:span text:style-name="T56">I actually submitted that. </text:span>Bet you wish you sat this talk out, huh? <text:span text:style-name="T40">When digging up my submission I found there was even a spelling mistake in it too, terrible. </text:span></text:p>
      <text:p text:style-name="P7"/>
      <text:p text:style-name="P9">Serious though, I work for SAP Ariba, one of the companies under SAP. <text:span text:style-name="T15">I went looking for SAP memes and found these.</text:span></text:p>
      <text:p text:style-name="P10"/>
      <text:p text:style-name="P49">***change***</text:p>
      <text:p text:style-name="P10"/>
      <text:p text:style-name="P10"><text:span text:style-name="T36">W</text:span>e do business process software and for the last seven months I've been working on <text:span text:style-name="T16">a</text:span> project <text:span text:style-name="T16">that involves </text:span>taking all the users of <text:span text:style-name="T29">one ecommerce network</text:span> <text:span text:style-name="T29">SAP owns </text:span>and moving them to <text:span text:style-name="T16">another ecommerce network SAP also owns to unify them</text:span>. We have some <text:span text:style-name="T17">of the worlds largest mining companies on the network</text:span></text:p>
      <text:p text:style-name="P10"/>
      <text:p text:style-name="P10">***<text:span text:style-name="T36">change***</text:span></text:p>
      <text:p text:style-name="P10"/>
      <text:p text:style-name="P10"><text:span text:style-name="T16">along with</text:span> every company that sells <text:span text:style-name="T36">them</text:span> things as exciting as <text:span text:style-name="T36">dynamite</text:span> </text:p>
      <text:p text:style-name="P10"><text:soft-page-break/></text:p>
      <text:p text:style-name="P10">***<text:span text:style-name="T36">change***</text:span></text:p>
      <text:p text:style-name="P10"/>
      <text:p text:style-name="P10">to things as boring as pencils, </text:p>
      <text:p text:style-name="P10"/>
      <text:p text:style-name="P10">***<text:span text:style-name="T36">change***</text:span></text:p>
      <text:p text:style-name="P10"/>
      <text:p text:style-name="P10">and we are shifting them from one <text:span text:style-name="T17">network</text:span> to the other. Sounds simple b<text:span text:style-name="T17">ut</text:span> the buyers have their <text:span text:style-name="T34">own </text:span>ERP systems (enterprise resource planning systems) designed to work with one network and not the other. So they have work to do their side <text:span text:style-name="T36">to integrate to the new network</text:span>. The sellers might have a <text:span text:style-name="T2">similar</text:span> setup, also meaning work, or they might use the <text:span text:style-name="T17">web portal</text:span> directly, meaning at <text:span text:style-name="T17">very</text:span> least learning a new system. Then you have <text:span text:style-name="T50">active </text:span>documents in one network that need to be copied to the other, like a request for 50 sticks of dynamite, that you can interact with by confirming, rejecting <text:span text:style-name="T50">or</text:span> modifying <text:span text:style-name="T50">it</text:span>, and they are hard to move because the logic the network uses to interpret the code <text:span text:style-name="T36">the document is formatted in</text:span> knows the document came from a set place <text:span text:style-name="T34">and contains set things</text:span>. So if a document came from one network, gets shifted to another and you try to do something with it <text:span text:style-name="T2">it might just fail </text:span></text:p>
      <text:p text:style-name="P10"/>
      <text:p text:style-name="P12">***change***</text:p>
      <text:p text:style-name="P10"/>
      <text:p text:style-name="P12">because it doesn't recognise where the document came from, where the new document should go, or how to interpret certain pieces of information. Then you have that one of these networks was highly customisable, one is one size fits all and needs to have a heap of features added to account for the customisation. Then you have the fact a mine generating millions of dollars simply cannot shut down because the software failed </text:p>
      <text:p text:style-name="P10"/>
      <text:p text:style-name="P12">***change***</text:p>
      <text:p text:style-name="P10"/>
      <text:p text:style-name="P12">and they can't get their exciting dynamite.</text:p>
      <text:p text:style-name="P11"/>
      <text:p text:style-name="P11">Multiple teams in multiple countries are working on this. It is a complex deployment project, I've lived it for the last seven months and you're listening to me because I can <text:span text:style-name="T57">give you my personal perspective on project management and some tips on </text:span>w<text:span text:style-name="T37">hat to avoid</text:span>. <text:span text:style-name="T41">The students among you might not go on to be project managers but I guarantee if you work in IT you will have to work with a project manager at some point so you will hopefully find this helpful.</text:span></text:p>
      <text:p text:style-name="P11"/>
      <text:p text:style-name="P11">***<text:span text:style-name="T37">change***</text:span></text:p>
      <text:p text:style-name="P11"/>
      <text:p text:style-name="P6"><text:span text:style-name="T41">First thing, </text:span>PM does not stand for Project Management, it stands for Puppet Master.</text:p>
      <text:p text:style-name="P13">You cannot be across all the detail. <text:span text:style-name="T26">But y</text:span>ou <text:span text:style-name="T42">do </text:span>need to be across the high level detail <text:span text:style-name="T30">and</text:span> you need to know what every team is doing at any <text:span text:style-name="T18">given</text:span> time. You need to be able to listen to someone explain something, logically work through it and go “<text:span text:style-name="T34">yes</text:span> that works” or “<text:span text:style-name="T34">no </text:span>you're talking out of your proverbial.” When you spot that things don't make sense you need to challenge people, convince them there's an issue and get them to fix it. </text:p>
      <text:p text:style-name="P13"/>
      <text:p text:style-name="P13">You set the agenda. You pull the strings.</text:p>
      <text:p text:style-name="P13"/>
      <text:p text:style-name="P14"><text:span text:style-name="T37">Now, </text:span>I was once told project management is glorified box checking. That may be true on small non complex projects, but, quite frankly, the person who told me that is a bit of an idiot. Project management is <text:span text:style-name="T42">not glorified box checking, it is </text:span>fire. </text:p>
      <text:p text:style-name="P14"/>
      <text:p text:style-name="P14">***<text:span text:style-name="T37">change***</text:span></text:p>
      <text:p text:style-name="P14"><text:soft-page-break/></text:p>
      <text:p text:style-name="P14">Everything breaks, no one listens to instructions, developers build unusable solutions, and then they bitch and moan about rework, and I just look at them and think “if you built it right first time around we wouldn't be here” which is <text:span text:style-name="T42">a </text:span>problem in <text:span text:style-name="T37">technology</text:span> that deserves its own talk, but the point is project management is fire.</text:p>
      <text:p text:style-name="P14"/>
      <text:p text:style-name="P47">***change***</text:p>
      <text:p text:style-name="P1"/>
      <text:p text:style-name="P3"><text:span text:style-name="T19">Tiny problems have the uncanny ability of becoming big problems. Y</text:span>ou're looking at a bug </text:p>
      <text:p text:style-name="P3"/>
      <text:p text:style-name="P3">***<text:span text:style-name="T37">change***</text:span></text:p>
      <text:p text:style-name="P3"/>
      <text:p text:style-name="P4">and the bug whispers bro</text:p>
      <text:p text:style-name="P4"/>
      <text:p text:style-name="P4">***<text:span text:style-name="T37">change***</text:span> </text:p>
      <text:p text:style-name="P3"/>
      <text:p text:style-name="P4">this isn't even my final form! <text:span text:style-name="T20">F</text:span>unny story, just after coming up with this slide <text:span text:style-name="T20">I</text:span> ran into an issue <text:span text:style-name="T20">during testing</text:span> and narrowed my eyes, <text:span text:style-name="T20">wondering</text:span> <text:span text:style-name="T20">if</text:span> this little tiny issue <text:span text:style-name="T35">was actually a</text:span> <text:span text:style-name="T20">fundamental</text:span> flaw in the <text:span text:style-name="T42">entire underlying</text:span> software? I raised it <text:span text:style-name="T20">as a critical issue with the wider team</text:span>, the <text:span text:style-name="T20">overarching</text:span> project manager came back and said you've been <text:span text:style-name="T1">v</text:span>indicated, if we had trusted <text:span text:style-name="T20">that the software worked like we’d been told</text:span>, our entire <text:span text:style-name="T20">rollout</text:span> would have <text:span text:style-name="T20">been</text:span></text:p>
      <text:p text:style-name="P4"/>
      <text:p text:style-name="P50">***change*** </text:p>
      <text:p text:style-name="P3"/>
      <text:p text:style-name="P3"><text:span text:style-name="T20">derailed</text:span>. </text:p>
      <text:p text:style-name="P3"/>
      <text:p text:style-name="P16"><text:span text:style-name="T42">Now, a</text:span>t its <text:span text:style-name="T3">core, project management is like riding a bike, if by riding a bike you mean building and working through a checklist. </text:span></text:p>
      <text:p text:style-name="P16"/>
      <text:p text:style-name="P51">***change***</text:p>
      <text:p text:style-name="P51"/>
      <text:p text:style-name="P57">Big technical checklists.</text:p>
      <text:p text:style-name="P16"/>
      <text:p text:style-name="P51">So what should be in your checklist and how do you build it?</text:p>
      <text:p text:style-name="P15"/>
      <text:p text:style-name="P15">***<text:span text:style-name="T37">change***</text:span></text:p>
      <text:p text:style-name="P15"/>
      <text:p text:style-name="P17">You need to speak to every team involved and find out, at a high level, what goes into what they need to do. You need to map out all the process, end to end, right from the beginning. <text:span text:style-name="T4">They key things your looking for are dependencies.</text:span></text:p>
      <text:p text:style-name="P17"/>
      <text:p text:style-name="P19">Dependencies are things contingent upon other things. I can't start x until y is done because x uses y. Not mapping out dependences is where you can become undone because you get to x but y was never done so everything has to stop and wait for y. If you have a deadline and a team that cannot work, that's </text:p>
      <text:p text:style-name="P19"/>
      <text:p text:style-name="P19">***<text:span text:style-name="T37">change***</text:span></text:p>
      <text:p text:style-name="P19"/>
      <text:p text:style-name="P19"><text:s/><text:span text:style-name="T47">you guessed it, </text:span>a train wreck. It's a slow moving train wreck because a project will have many parts to it and each takes a <text:span text:style-name="T5">set time to complete. You can be in trouble and not even know it. Things can be ticking along fine except your four days away from hitting a five day dependency and even if you realised it right now you're still out by a day, and every day you don't realise it gets worse.</text:span></text:p>
      <text:p text:style-name="P18"><text:soft-page-break/></text:p>
      <text:p text:style-name="P20"><text:span text:style-name="T42">For the technically inclined among you, t</text:span>hink of your checklist as a slow running program that has to finish at a set time <text:span text:style-name="T6">and every time you hit a bug it takes time to fix.</text:span></text:p>
      <text:p text:style-name="P20"/>
      <text:p text:style-name="P22">You can imagine how blown out your deadline can be if you hit multiple dependencies, now imagine the penalties for not delivering on time run into the millions. </text:p>
      <text:p text:style-name="P22"/>
      <text:p text:style-name="P22">***<text:span text:style-name="T37">change***</text:span></text:p>
      <text:p text:style-name="P22"/>
      <text:p text:style-name="P22">That's how it can be undreamably costly. I've seen a million dollar penalty for failing to meet a contractual deadline, <text:span text:style-name="T48">that’s not hyperbole</text:span>. <text:span text:style-name="T21">There are probably bigger ones out there, but I have seen a million dollar penalty. I heard from managers I never even knew existed that day.</text:span></text:p>
      <text:p text:style-name="P22"/>
      <text:p text:style-name="P22">***<text:span text:style-name="T37">change***</text:span></text:p>
      <text:p text:style-name="P21"/>
      <text:p text:style-name="P46">So now you have your map and you know why it’s important. But <text:span text:style-name="T3">the fire is in the journey, when the train crashes. So here is some advice to help avoid the train crash.</text:span></text:p>
      <text:p text:style-name="P46"/>
      <text:p text:style-name="P46">***<text:span text:style-name="T37">change***</text:span></text:p>
      <text:p text:style-name="P17"/>
      <text:p text:style-name="P52">As well as mapping out processes you'll be dictating some new processes when you find gaps. Yeah this slide isn’t really that funny. You try finding a relatively PG meme relating to the word gap that doesn’t involve references to thigh gap. </text:p>
      <text:p text:style-name="P5"/>
      <text:p text:style-name="P5"><text:span text:style-name="T38">So, gaps in processes. C</text:span>heck that all teams are down with processes. <text:span text:style-name="T12">There is nothing like defining a process, then trying to execute the process, and the person doesn't know what they're doing. Or they do it partially. Or they do it shoddily. It's like hitting a dependency that never needed to be there.</text:span></text:p>
      <text:p text:style-name="P5"/>
      <text:p text:style-name="P5">***<text:span text:style-name="T38">change***</text:span></text:p>
      <text:p text:style-name="P17"/>
      <text:p text:style-name="P23">Speak with the development team to validate what was built is what was needed. We've all seen this graphic. <text:span text:style-name="T8">It's not just funny, it's true.</text:span></text:p>
      <text:p text:style-name="P23"/>
      <text:p text:style-name="P24">On this point, communication is key. Remember how I said the issue with development <text:span text:style-name="T27">communicating</text:span> with other teams deserves its own talk? This is the mini talk.</text:p>
      <text:p text:style-name="P24"/>
      <text:p text:style-name="P24">Poor communication is the biggest problem in IT. Developers are told by functional teams <text:span text:style-name="T22">who don’t speak developer </text:span>what to build, <text:span text:style-name="T22">developers</text:span> don't understand functional and they build something other than what's required. Functional then come back and say the solution can't be used and the two teams go back and forth.</text:p>
      <text:p text:style-name="P24"/>
      <text:p text:style-name="P25">Two examples I've seen. A document the system produces needs to have a unique number <text:span text:style-name="T58">on it, </text:span>so the developers <text:span text:style-name="T38">generated the number from </text:span>the date and time and other factors <text:span text:style-name="T38">to make a random number</text:span>. </text:p>
      <text:p text:style-name="P25"/>
      <text:p text:style-name="P25"><text:span text:style-name="T23">It’s unique, right?</text:span> </text:p>
      <text:p text:style-name="P25"/>
      <text:p text:style-name="P25">However, the number needs to incorporate numbers from other documents in the sequence so when you look at all the documents separately you know what goes together. Yes the developers built something technically correct but it's not usable. <text:span text:style-name="T43">You can’t reconcile payments if you can’t tell what order your invoice goes with.</text:span> If it's not usable your customer will go elsewhere. <text:span text:style-name="T58">If customers go </text:span><text:soft-page-break/><text:span text:style-name="T58">elsewhere you have no business.</text:span> <text:span text:style-name="T48">I</text:span>f your company has no business this is you. </text:p>
      <text:p text:style-name="P25"/>
      <text:p text:style-name="P25">***<text:span text:style-name="T38">change***</text:span></text:p>
      <text:p text:style-name="P24"/>
      <text:p text:style-name="P26"><text:span text:style-name="T38">Another example. </text:span>A survey that a customer can send to their customers to measure performance, it was built to ask for the percentage of what was delivered, <text:span text:style-name="T31">h</text:span>ave you delivered 100% or 90% or 40% etc of what you agreed to deliver. The survey was being used by a construction company and they were sending the survey to their contractors laying asphalt. The contractors didn't know what percentage of the <text:span text:style-name="T43">overall job had been delivered</text:span>, they just knew how many kilometres of road they'd <text:span text:style-name="T48">laid</text:span>. </text:p>
      <text:p text:style-name="P26"/>
      <text:p text:style-name="P26"><text:span text:style-name="T43">I actually overheard the customer yelling at the post sales lady saying the survey was built by someone that doesn’t understand his business. To be fair his language was worse than that and particularly scathing of the developers, but you get the point.</text:span> </text:p>
      <text:p text:style-name="P26"/>
      <text:p text:style-name="P26"><text:span text:style-name="T23">Survey</text:span> had to be rebuilt to allow for different questions, and the customer <text:span text:style-name="T43">clearly </text:span>wasn't happy. If customers are unhappy they will go elsewhere. Remember what happens to you when that happens? </text:p>
      <text:p text:style-name="P24"/>
      <text:p text:style-name="P24">***<text:span text:style-name="T38">change***</text:span></text:p>
      <text:p text:style-name="P24"/>
      <text:p text:style-name="P58">You’re still dead. You’ve gotta build things the customer can actually use.</text:p>
      <text:p text:style-name="P24"/>
      <text:p text:style-name="P24"><text:span text:style-name="T31">So w</text:span>ho's at fault? Both parties, <text:span text:style-name="T58">development and functional teams</text:span>. Functional teams need to learn to talk technical and technical need to talk functional.</text:p>
      <text:p text:style-name="P24"/>
      <text:p text:style-name="P28">Looking at communication in a broader sense, you are dealing with multiple different people, multiple different teams and if you're on a large project multiple different countries. </text:p>
      <text:p text:style-name="P28"/>
      <text:p text:style-name="P28">***<text:span text:style-name="T38">change***</text:span></text:p>
      <text:p text:style-name="P28"/>
      <text:p text:style-name="P29">I've walked into meetings with <text:span text:style-name="T27">particular</text:span> teams and the overarching project manager says to me, “when you ask a question, lay everything out so there is no ambiguity whatsoever and pin them to an answer.” I didn't really know what she meant, I asked a question about when a particular aspect of the software would be fixed and they said “Next couple of days”. That didn't seem right because I knew <text:span text:style-name="T31">other similar issues </text:span>had taken a lot longer.</text:p>
      <text:p text:style-name="P29"/>
      <text:p text:style-name="P55">Remember how I said you have to assess things and figure out if they sound realistic?</text:p>
      <text:p text:style-name="P29"/>
      <text:p text:style-name="P29">So I said “to be clear, <text:span text:style-name="T38">this fix</text:span> means you need to rework <text:span text:style-name="T38">this thing</text:span>, data cleanse <text:span text:style-name="T38">that thing</text:span> and remap <text:span text:style-name="T38">this other thing</text:span>. Then you need to test it all and work through any problems testing throws up. You are confirming to me all of this will be done in a few days.” <text:span text:style-name="T27">and they said </text:span>“Ahhh… actually now I think about it it will take a lot more time.”</text:p>
      <text:p text:style-name="P27"/>
      <text:p text:style-name="P27">Imagine if I had of taken them at face value and worked to the plan that it was all going to be fixed in a few days?</text:p>
      <text:p text:style-name="P27"/>
      <text:p text:style-name="P27">Now they fully understand the issue and I'm getting a realistic answer the questions become “you can have this done by close of business when exactly? You will have it done by <text:span text:style-name="T24">what</text:span> date <text:span text:style-name="T27">specifically</text:span>?”</text:p>
      <text:p text:style-name="P27"/>
      <text:p text:style-name="P30">What plays into the communication? <text:span text:style-name="T27">With this particular team t</text:span>here is a language barrier so I need to check everything I have said has been understood in the way I intended. <text:span text:style-name="T55">The onus is on me to </text:span><text:soft-page-break/><text:span text:style-name="T55">check because I don’t know if they misunderstood me</text:span>. <text:span text:style-name="T9">There is also a cultural issue where Australians are seen as very blunt and abrupt, some cultures will just say yes because they think its what you want to hear or just to get you off the phone so they don't have to deal with your bluntness in their face. You need to look at all aspects of the communication. </text:span></text:p>
      <text:p text:style-name="P30"/>
      <text:p text:style-name="P56">I assume you are a more technical audience so do not assume everyone understood your very intelligent sounding but technical and jargon laden answer <text:span text:style-name="T53">just because you understood it</text:span>. Just as everyone not technical should educate themselves, everyone technical needs to talk in 'real world' terms. <text:span text:style-name="T58">It is a skill that will get you miles.</text:span></text:p>
      <text:p text:style-name="P27"/>
      <text:p text:style-name="P27">***<text:span text:style-name="T38">change***</text:span></text:p>
      <text:p text:style-name="P1"/>
      <text:p text:style-name="P1">test EVERYTHING</text:p>
      <text:p text:style-name="P32">On this current project, every tool, every single damn tool I've been given, I've been told doesn't need to be tested, it works fine. We test it and it doesn't work.</text:p>
      <text:p text:style-name="P32"/>
      <text:p text:style-name="P32">Operate under the assumption nothing works until you see it working with your own eyes. </text:p>
      <text:p text:style-name="P32">If you test it and it fails, raise it as an issue. If they tell you no its fine, call bull.</text:p>
      <text:p text:style-name="P32"/>
      <text:p text:style-name="P33">Experience I had, I was given reports to run to check statuses of various things on the project. I ran the reports, the results didn't look right, I went into the system and actually compared the system with the report results, could see the report was missing things and flagging things incorrectly. <text:span text:style-name="T44">So</text:span> I went back to the global team and said the reports don't work, here's proof.</text:p>
      <text:p text:style-name="P33">They said no no, it works in the other regions.</text:p>
      <text:p text:style-name="P33">I said that's not possible, I have <text:span text:style-name="T27">incontrovertible</text:span> proof <text:span text:style-name="T38">the report is</text:span> wrong.</text:p>
      <text:p text:style-name="P33"><text:span text:style-name="T32">They</text:span> told <text:span text:style-name="T27">me</text:span> I was being difficult.</text:p>
      <text:p text:style-name="P33">I said well give me a report that works and I'll stop being difficult.</text:p>
      <text:p text:style-name="P33">They asked why I wasn't performing all these steps that required the report results, I said because you haven't given me a report that works. <text:span text:style-name="T44">Some of these things I’m reporting on are legal requirements, and I know for the fact the reports are not working. I’m not going to put the company at risk and I</text:span>'m not pressing ahead with processes based on incorrect and incomplete data, that's like building a house out of rooting wood.</text:p>
      <text:p text:style-name="P33"><text:span text:style-name="T27">I asked them</text:span> when <text:span text:style-name="T27">they were going to fix the reports</text:span>? Nothing</text:p>
      <text:p text:style-name="P33"><text:span text:style-name="T39">I asked again w</text:span>hen are you going to fix it? Still nothing</text:p>
      <text:p text:style-name="P33"><text:span text:style-name="T27">T</text:span>hey were ignoring all my emails. On everything. <text:span text:style-name="T27">Not just this issue.</text:span></text:p>
      <text:p text:style-name="P33"><text:span text:style-name="T39">Few weeks later </text:span>Latin America in a call are like “oh we ran these reports, they aren't working”</text:p>
      <text:p text:style-name="P33">I was like O' rly? <text:span text:style-name="T39">Tell me more about these reports that don’t work</text:span>…</text:p>
      <text:p text:style-name="P33">Then global apologised to me, confirmed they found the issue and were fixing it.</text:p>
      <text:p text:style-name="P33">Stick to your guns, test things, call bull when they don't work.</text:p>
      <text:p text:style-name="P32"/>
      <text:p text:style-name="P32"><text:span text:style-name="T39">When I started in IT </text:span>I thought testing was just testing, but I've learned there are so many different types of testing.</text:p>
      <text:p text:style-name="P32">There's user acceptance testing we run with the buyer to make sure they are happy with the solution.</text:p>
      <text:p text:style-name="P32">Testing functionality is actually testing testing, we introduced something new, does it work, does it play nice with everything else, did it break anything?</text:p>
      <text:p text:style-name="P32"><text:span text:style-name="T27">Then there’s </text:span>Piloting which is going live but closely monitoring to address any bugs. If a pilot is successful the <text:span text:style-name="T51">solution</text:span> is considered to <text:span text:style-name="T27">be</text:span> live.</text:p>
      <text:p text:style-name="P32">The overarching PM is always snapping at me, I'm like we're testing and she's like “No Kade, it's called piloting!”</text:p>
      <text:p text:style-name="P32"><text:span text:style-name="T27">There’s r</text:span>egression testing, test<text:span text:style-name="T27">ing</text:span> after a change to make sure previously tested things still work. In a perfect world <text:span text:style-name="T10">everything</text:span> would be regression tested but it depends on your resources. </text:p>
      <text:p text:style-name="P32"/>
      <text:p text:style-name="P32"><text:soft-page-break/>***<text:span text:style-name="T39">change***</text:span></text:p>
      <text:p text:style-name="P1"/>
      <text:p text:style-name="P35">Try to avoid reinventing the wheel. <text:span text:style-name="T39">Again not a terribly funny slide, this is actually serious.</text:span></text:p>
      <text:p text:style-name="P35"/>
      <text:p text:style-name="P35">I've sat in meetings two months down the track where the exact thing gets discussed because no one can remember what the decision was.</text:p>
      <text:p text:style-name="P34"/>
      <text:p text:style-name="P35">Sometimes this is hard. I can have anywhere between two to six, seven, eight meetings a day, I can literally start my day in a meeting and never actually leave the meeting until well after close of business <text:span text:style-name="T59">because they run back to back</text:span>. I can't keep minutes for all of them and even if I did, how am I going to be able to find that thing I <text:span text:style-name="T39">vaguely recall</text:span> we discussed roughly <text:span text:style-name="T39">maybe</text:span> two months ago? </text:p>
      <text:p text:style-name="P35"/>
      <text:p text:style-name="P35">We can't keep a ledger with all the questions and answers because everyone has different ways of working, <text:span text:style-name="T11">there are multiple document sharing methods different teams use, no one is on them all, then you need to look at different versions of files.</text:span></text:p>
      <text:p text:style-name="P34"/>
      <text:p text:style-name="P37">At a big company <text:span text:style-name="T59">getting everyone on the same page</text:span> is hard. I'm still meeting new people on this project seven months in. I was in Prague at a company event and this presenter was talking about how my project is going and I'm like “I've never seen you or heard of you before in my life...”</text:p>
      <text:p text:style-name="P37"/>
      <text:p text:style-name="P37"><text:span text:style-name="T54">Lots of people and tracking hundreds upon hundreds of decisions, very very difficult.</text:span> </text:p>
      <text:p text:style-name="P36"/>
      <text:p text:style-name="P36">If you can, at the outset, try to define how decisions are going to codified and can be referenced in one single place. It sounds easy and we've tried to do it with one document sharing platform and one big ass document, but seriously <text:span text:style-name="T54">it’s still an issue</text:span>. Maybe this is easier for small teams. I don't really have an answer here, just be mindful of this issue and try to address it as best you can.</text:p>
      <text:p text:style-name="P36"/>
      <text:p text:style-name="P36">***<text:span text:style-name="T39">change***</text:span></text:p>
      <text:p text:style-name="P1"/>
      <text:p text:style-name="P36">Depending on your resource levels, prepare to be flexible, you may have to wear many hats. <text:span text:style-name="T49">Things generally fall to the project manager when they have no where else to go because you have a grasp of the overall process. </text:span>Do not be afraid to learn new things and view this as a practice at self edification, you're now a better person because you learned new skills. You're also a better employee so see it as career improving. Many hats can be stressful and it can stretch you but this is a good thing.</text:p>
      <text:p text:style-name="P36"/>
      <text:p text:style-name="P54">Don’t be like this cat.</text:p>
      <text:p text:style-name="P36"/>
      <text:p text:style-name="P36">***<text:span text:style-name="T39">change***</text:span></text:p>
      <text:p text:style-name="P2"/>
      <text:p text:style-name="P40"><text:span text:style-name="T12">T</text:span>ake some enjoyment in your work. <text:span text:style-name="T12">The more moving parts a machine has, the more likely it is to break. Things will break in project management. You can be working with multiple personalities, egos, teams with their own agendas and you might have to actively fight against people. It can be stressful so enjoy what you can. When I'm given presentations that are to be submitted to buyers I secretly remove all the images of Microsoft office products and </text:span>slip Lib<text:span text:style-name="T52">raO</text:span>ffice screenshots into presentations. <text:span text:style-name="T12">It's like fight club slipping images into film reel, but open source software.</text:span> </text:p>
      <text:p text:style-name="P40"/>
      <text:p text:style-name="P40">***<text:span text:style-name="T39">change***</text:span></text:p>
      <text:p text:style-name="P40"/>
      <text:p text:style-name="P42">You think that's excel your looking at?</text:p>
      <text:p text:style-name="P40"><text:span text:style-name="T12">F</text:span>ighting <text:span text:style-name="T59">the hegemony of </text:span>proprietary software one slide at a time. </text:p>
      <text:p text:style-name="P39"><text:soft-page-break/><text:span text:style-name="T39">T</text:span>his is how I see myself.</text:p>
      <text:p text:style-name="P39"/>
      <text:p text:style-name="P39">***<text:span text:style-name="T39">change***</text:span></text:p>
      <text:p text:style-name="P39"/>
      <text:p text:style-name="P38">this is how my friends <text:span text:style-name="T39">tell me they</text:span> see me. <text:span text:style-name="T46">So yeah, enjoy you work.</text:span></text:p>
      <text:p text:style-name="P38"/>
      <text:p text:style-name="P38">***<text:span text:style-name="T39">change***</text:span></text:p>
      <text:p text:style-name="P31"/>
      <text:p text:style-name="P41">In conclusion</text:p>
      <text:p text:style-name="P42">PM doesn't stand for Project Manager, it stands for <text:span text:style-name="T39">P</text:span>uppet <text:span text:style-name="T39">M</text:span>aster, <text:span text:style-name="T59">you set the agenda</text:span></text:p>
      <text:p text:style-name="P41">Project management is fire. <text:span text:style-name="T25">Things break, get used to it</text:span></text:p>
      <text:p text:style-name="P41"><text:span text:style-name="T28">P</text:span>roject mangement at its core is just a checklist</text:p>
      <text:p text:style-name="P41">You build a checklist by confirming the processes of all the teams involved and map your path to deployment or whatever <text:span text:style-name="T28">it is </text:span>your project <text:span text:style-name="T28">happens to be</text:span></text:p>
      <text:p text:style-name="P42">You are looking for <text:span text:style-name="T33">dependencies</text:span></text:p>
      <text:p text:style-name="P42"><text:span text:style-name="T28">C</text:span>ommunicate properly</text:p>
      <text:p text:style-name="P42"><text:span text:style-name="T28">T</text:span>est <text:span text:style-name="T39">EVERYTHING</text:span></text:p>
      <text:p text:style-name="P42"><text:span text:style-name="T28">T</text:span>ry to keep track of decisions made</text:p>
      <text:p text:style-name="P42"><text:span text:style-name="T28">B</text:span>e flexabl<text:span text:style-name="T39">e,</text:span> wear multiple hats</text:p>
      <text:p text:style-name="P42"><text:span text:style-name="T39">And again, e</text:span>njoy yourself when you can</text:p>
      <text:p text:style-name="P42"/>
      <text:p text:style-name="P48">I would like to thank you all for laughing or at least muttering nervously at the correct points, are there any questions?</text:p>
      <text:p text:style-name="P42"/>
      <text:p text:style-name="P42"/>
      <text:p text:style-name="P41"/>
      <text:p text:style-name="P41"/>
      <text:p text:style-name="P11"/>
      <text:p text:style-name="P11">Abstract</text:p>
      <text:p text:style-name="P11"/>
      <text:p text:style-name="P23">Slow but Undreamably Costly and Destructive train wrecks are bad, how do you avoid them? With Good project management, that's how! While being a PM isn't as glamorous as being a rockstar developer or as chic as being sales people rolling in their bonuses, being able to talk to different teams and knowing what to look for are important skills software companies need. From scoping out the clients need, to deploying a solution, projects are part and parcel of working in the software industry and this talk will cover one person's hard earned experience to put you a cut above the rest to manage real software projects in the real world.</text:p>
      <text:p text:style-name="P23"/>
      <text:p text:style-name="P23">The presentation will cover the theory of what project management is and what it entails in practice. <text:s/><text:span text:style-name="T7">It will look at mapping out the processes of the project and the processes of the different teams involved, the things to look out for like dependences. What dependences are and how not paying attention to them can make your train crash will be covered. The importance of communication among team that speak different languages and being that bridge between different worlds will be looked at. The importance of testing will be emphasised, heavily, along with the different types of testing required. Memes, jokes and general humour may or may not be used to convey these points.</text:span></text:p>
      <text:p text:style-name="P1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17:44:32.600337769</meta:creation-date>
    <dc:date>2016-10-01T15:54:27.453000000</dc:date>
    <meta:editing-duration>PT7H6M36S</meta:editing-duration>
    <meta:editing-cycles>25</meta:editing-cycles>
    <meta:generator>LibreOffice/5.1.4.2$Windows_x86 LibreOffice_project/f99d75f39f1c57ebdd7ffc5f42867c12031db97a</meta:generator>
    <meta:document-statistic meta:table-count="0" meta:image-count="0" meta:object-count="0" meta:page-count="8" meta:paragraph-count="141" meta:word-count="3805" meta:character-count="21335" meta:non-whitespace-character-count="17635"/>
  </office:meta>
</office:document-meta>
</file>